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PPUni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elco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CppUn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c++ unit testing framework</text:p>
              </text:list-item>
              <text:list-item>
                <text:p>A library</text:p>
              </text:list-item>
              <text:list-item>
                <text:p>A port of JUnit around 1998 </text:p>
              </text:list-item>
              <text:list-item>
                <text:p>first xUnit version for smalltalk (SUnit) , around 94‘)</text:p>
                <text:p/>
              </text:list-item>
              <text:list-item>
                <text:p>write test code for your source code</text:p>
              </text:list-item>
              <text:list-item>
                <text:p>Compile</text:p>
              </text:list-item>
              <text:list-item>
                <text:p>Run resulting binary</text:p>
              </text:list-item>
              <text:list-item>
                <text:p>Evaluate outp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istor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itial port in 2000 by Michael Feathers on Windows</text:p>
              </text:list-item>
              <text:list-item>
                <text:p>Ported to Unix/Solaris by Jerome Lacoste</text:p>
              </text:list-item>
              <text:list-item>
                <text:p>Forked at least twice</text:p>
                <text:list>
                  <text:list-item>
                    <text:p>CppUnit2</text:p>
                  </text:list-item>
                  <text:list-item>
                    <text:p>CppUnitv1.3 by for freedesktop.org </text:p>
                    <text:list>
                      <text:list-item>
                        <text:p>LibreOffice</text:p>
                      </text:list-item>
                      <text:list-item>
                        <text:p>Now the official version</text:p>
                      </text:list-item>
                      <text:list-item>
                        <text:p>This version is presented</text:p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w to get 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cgit.freedesktop.org/libreoffice/cppunit" xlink:type="simple">Git Repositiory</text:a></text:p>
                <text:list>
                  <text:list-item>
                    <text:p>Build it yourself (windows)</text:p>
                    <text:list>
                      <text:list-item>
                        <text:p>configure → make → make install</text:p>
                      </text:list-item>
                      <text:list-item>
                        <text:p>Has integration for VisualStudio </text:p>
                      </text:list-item>
                    </text:list>
                  </text:list-item>
                  <text:list-item>
                    <text:p>Present in many package systems in linux</text:p>
                  </text:list-item>
                  <text:list-item>
                    <text:p>OS X port present in home brew</text:p>
                  </text:list-item>
                  <text:list-item>
                    <text:p>Also available for *BSD and others (Haiku OS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Featur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ools to make testing your code easier</text:p>
                <text:list>
                  <text:list-item>
                    <text:p>Test fixtures for preparing a series of tests</text:p>
                  </text:list-item>
                  <text:list-item>
                    <text:p>A test registry: tests can be registered and called from </text:p>
                  </text:list-item>
                  <text:list-item>
                    <text:p>Macros to reduce boiler plate code</text:p>
                  </text:list-item>
                  <text:list-item>
                    <text:p>Several Testrunner (text/gui) based</text:p>
                    <text:list>
                      <text:list-item>
                        <text:p>TextTestRunner, MFCTestRunner, QTTestRunner</text:p>
                      </text:list-item>
                    </text:list>
                  </text:list-item>
                  <text:list-item>
                    <text:p>A Test listener (can report events during testing)</text:p>
                  </text:list-item>
                  <text:list-item>
                    <text:p>A result collector</text:p>
                  </text:list-item>
                  <text:list-item>
                    <text:p>Output Classes for presenting the results (Build Integ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Integration into Develop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veral tools provide integration into build step</text:p>
                <text:list>
                  <text:list-item>
                    <text:p>Jenkins CI</text:p>
                  </text:list-item>
                  <text:list-item>
                    <text:p>VisualStudio</text:p>
                  </text:list-item>
                  <text:list-item>
                    <text:p>cmake module</text:p>
                  </text:list-item>
                </text:list>
              </text:list-item>
              <text:list-item>
                <text:p>However newer tools focus on more recent frameworks such as googletest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Usage - Basic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herit from <text:span text:style-name="T1">TestCase</text:span></text:p>
              </text:list-item>
              <text:list-item>
                <text:p>Override <text:span text:style-name="T1">runTest()</text:span></text:p>
              </text:list-item>
              <text:list-item>
                <text:p>Use macro <text:span text:style-name="T1">CPPUNIT_assert(bool)</text:span> to test for condition</text:p>
                <text:list>
                  <text:list-item>
                    <text:p><text:a xlink:href="http://cppunit.sourceforge.net/doc/cvs/group___assertions.html" xlink:type="simple">list of assertions</text:a></text:p>
                  </text:list-item>
                </text:list>
              </text:list-item>
              <text:list-item>
                <text:p>Group Test in TestSuite</text:p>
              </text:list-item>
              <text:list-item>
                <text:p>Use TestSuite to execute runTest() for each testca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Usage - typicall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 text:style-name="P2"/>
              </text:list-header>
              <text:list-item>
                <text:p text:style-name="P2">Subclass <text:span text:style-name="T1">TestFixture</text:span> for a set of tests</text:p>
              </text:list-item>
              <text:list-item>
                <text:p text:style-name="P2"><text:span text:style-name="T1">Prepare test conditions: setup()</text:span> and <text:span text:style-name="T1">teardown() </text:span></text:p>
              </text:list-item>
              <text:list-item>
                <text:p><text:span text:style-name="T2">Write testcases as member methods of your class</text:span></text:p>
              </text:list-item>
              <text:list-item>
                <text:p><text:span text:style-name="T2">Register TestFixture in TestRegistry</text:span></text:p>
              </text:list-item>
              <text:list-item>
                <text:p><text:span text:style-name="T2">makeTest(): get a list of tests executable in TestRunn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Resource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eral information<text:tab/></text:p>
                <text:list>
                  <text:list-item>
                    <text:p><text:a xlink:href="http://cppunit.sourceforge.net/doc/cvs/cppunit_cookbook.html" xlink:type="simple">CppUnit Cookbook</text:a><text:tab/></text:p>
                  </text:list-item>
                  <text:list-item>
                    <text:p><text:a xlink:href="https://www.slideshare.net/mudabbirwarsi/cpp-unit-28dec" xlink:type="simple">CPPUnit presentation</text:a></text:p>
                  </text:list-item>
                  <text:list-item>
                    <text:p><text:a xlink:href="https://shebanator.com/2007/08/21/a-brief-history-of-test-frameworks/" xlink:type="simple">history of test frameworks</text:a></text:p>
                  </text:list-item>
                </text:list>
              </text:list-item>
              <text:list-item>
                <text:p>Tool Integration</text:p>
                <text:list>
                  <text:list-item>
                    <text:p><text:a xlink:href="https://www.embracetherandom.com/MFCTestRunner/" xlink:type="simple">MFCTestRunner in VisualStudio6</text:a></text:p>
                  </text:list-item>
                  <text:list-item>
                    <text:p><text:a xlink:href="https://wiki.jenkins.io/display/JENKINS/xUnit+Plugin" xlink:type="simple">Jenkins CI xUnit </text:a></text:p>
                  </text:list-item>
                </text:list>
              </text:list-item>
              <text:list-item>
                <text:p>https://github.com/skraatz/softwaretes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text:date style:data-style-name="D1" text:date-value="2019-01-14" text:fixed="true">14.01.19</text:date></text:span></text:p>
        </draw:text-box>
      </draw:frame>
      <draw:frame presentation:style-name="Mpr1" draw:text-style-name="MP7" draw:layer="backgroundobjects" svg:width="17.025cm" svg:height="1.085cm" svg:x="9.575cm" svg:y="14.347cm" presentation:class="footer">
        <draw:text-box>
          <text:p text:style-name="MP6"><text:span text:style-name="MT1">Stefan Kraatz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page-number>&lt;number&gt;</text:page-number></text:span><text:span text:style-name="MT1">/</text:span><text:span text:style-name="MT1"><text:page-count>9</text:page-count></text:span></text:p>
          <text:p text:style-name="MP6"><text:span text:style-name="MT1">module: software testing, topic: cppunit</text:span><text:span text:style-name="MT1"><text:line-break/></text:span><text:span text:style-name="MT1"/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07:51:48.292000000</meta:creation-date>
    <meta:editing-duration>P0D</meta:editing-duration>
    <meta:editing-cycles>1</meta:editing-cycles>
    <meta:generator>LibreOffice/6.1.1.2$OpenBSD_X86_64 LibreOffice_project/10$Build-2</meta:generator>
    <dc:title>Bright Blue</dc:title>
    <meta:document-statistic meta:object-count="57"/>
  </office:meta>
</office:document-meta>
</file>